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1.127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cc99"/>
      <style:text-properties fo:color="#ff0000"/>
    </style:style>
    <style:style style:name="ce5" style:family="table-cell" style:parent-style-name="Default">
      <style:table-cell-properties fo:background-color="transparent"/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X-15-50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017" table:default-cell-style-name="Default"/>
        <table:table-row table:style-name="ro1">
          <table:table-cell office:value-type="string">
            <text:p>guaranteed size</text:p>
          </table:table-cell>
          <table:table-cell office:value-type="string">
            <text:p>probability</text:p>
          </table:table-cell>
          <table:table-cell office:value-type="string">
            <text:p># bets</text:p>
          </table:table-cell>
          <table:table-cell office:value-type="string">
            <text:p># slip bets</text:p>
          </table:table-cell>
          <table:table-cell office:value-type="string">
            <text:p>bet unit cost</text:p>
          </table:table-cell>
          <table:table-cell office:value-type="string">
            <text:p>bet total cost</text:p>
          </table:table-cell>
          <table:table-cell office:value-type="string">
            <text:p>millionaire cost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0628">
            <text:p>980628</text:p>
          </table:table-cell>
          <table:table-cell office:value-type="float" office:value="2">
            <text:p>2</text:p>
          </table:table-cell>
          <table:table-cell table:formula="of:=QUOTIENT([.C2];2)+SIGN(MOD([.C2];2))" office:value-type="float" office:value="1">
            <text:p>1</text:p>
          </table:table-cell>
          <table:table-cell office:value-type="float" office:value="1.25">
            <text:p>1.25</text:p>
          </table:table-cell>
          <table:table-cell table:formula="of:=[.C2]*[.E2]" office:value-type="float" office:value="2.5">
            <text:p>2.5</text:p>
          </table:table-cell>
          <table:table-cell table:formula="of:=([.B2]+1)*[.F2]" office:value-type="float" office:value="2451572.5">
            <text:p>2451572.5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677">
            <text:p>190677</text:p>
          </table:table-cell>
          <table:table-cell office:value-type="float" office:value="6">
            <text:p>6</text:p>
          </table:table-cell>
          <table:table-cell table:formula="of:=QUOTIENT([.C3];2)+SIGN(MOD([.C3];2))" office:value-type="float" office:value="3">
            <text:p>3</text:p>
          </table:table-cell>
          <table:table-cell office:value-type="float" office:value="1.25">
            <text:p>1.25</text:p>
          </table:table-cell>
          <table:table-cell table:formula="of:=[.C3]*[.E3]" office:value-type="float" office:value="7.5">
            <text:p>7.5</text:p>
          </table:table-cell>
          <table:table-cell table:formula="of:=([.B3]+1)*[.F3]" office:value-type="float" office:value="1430085">
            <text:p>1430085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4664">
            <text:p>64664</text:p>
          </table:table-cell>
          <table:table-cell office:value-type="float" office:value="10">
            <text:p>10</text:p>
          </table:table-cell>
          <table:table-cell table:formula="of:=QUOTIENT([.C4];2)+SIGN(MOD([.C4];2))" office:value-type="float" office:value="5">
            <text:p>5</text:p>
          </table:table-cell>
          <table:table-cell office:value-type="float" office:value="1.25">
            <text:p>1.25</text:p>
          </table:table-cell>
          <table:table-cell table:formula="of:=[.C4]*[.E4]" office:value-type="float" office:value="12.5">
            <text:p>12.5</text:p>
          </table:table-cell>
          <table:table-cell table:formula="of:=([.B4]+1)*[.F4]" office:value-type="float" office:value="808312.5">
            <text:p>808312.5</text:p>
          </table:table-cell>
          <table:table-cell table:number-columns-repeated="1017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9797">
            <text:p>9797</text:p>
          </table:table-cell>
          <table:table-cell table:style-name="ce1" office:value-type="float" office:value="36">
            <text:p>36</text:p>
          </table:table-cell>
          <table:table-cell table:formula="of:=QUOTIENT([.C5];2)+SIGN(MOD([.C5];2))" office:value-type="float" office:value="18">
            <text:p>18</text:p>
          </table:table-cell>
          <table:table-cell office:value-type="float" office:value="1.25">
            <text:p>1.25</text:p>
          </table:table-cell>
          <table:table-cell table:formula="of:=[.C5]*[.E5]" office:value-type="float" office:value="45">
            <text:p>45</text:p>
          </table:table-cell>
          <table:table-cell table:formula="of:=([.B5]+1)*[.F5]" office:value-type="float" office:value="440910">
            <text:p>440910</text:p>
          </table:table-cell>
          <table:table-cell table:style-name="ce1"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  <table:table-cell office:value-type="float" office:value="92">
            <text:p>92</text:p>
          </table:table-cell>
          <table:table-cell table:formula="of:=QUOTIENT([.C6];2)+SIGN(MOD([.C6];2))" office:value-type="float" office:value="46">
            <text:p>46</text:p>
          </table:table-cell>
          <table:table-cell office:value-type="float" office:value="1.25">
            <text:p>1.25</text:p>
          </table:table-cell>
          <table:table-cell table:formula="of:=[.C6]*[.E6]" office:value-type="float" office:value="115">
            <text:p>115</text:p>
          </table:table-cell>
          <table:table-cell table:formula="of:=([.B6]+1)*[.F6]" office:value-type="float" office:value="231035">
            <text:p>231035</text:p>
          </table:table-cell>
          <table:table-cell table:number-columns-repeated="1017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78">
            <text:p>478</text:p>
          </table:table-cell>
          <table:table-cell table:style-name="ce2" office:value-type="float" office:value="193">
            <text:p>193</text:p>
          </table:table-cell>
          <table:table-cell table:style-name="ce2" table:formula="of:=QUOTIENT([.C7];2)+SIGN(MOD([.C7];2))" office:value-type="float" office:value="97">
            <text:p>97</text:p>
          </table:table-cell>
          <table:table-cell table:style-name="ce2" office:value-type="float" office:value="1.25">
            <text:p>1.25</text:p>
          </table:table-cell>
          <table:table-cell table:style-name="ce2" table:formula="of:=[.C7]*[.E7]" office:value-type="float" office:value="241.25">
            <text:p>241.25</text:p>
          </table:table-cell>
          <table:table-cell table:style-name="ce2" table:formula="of:=([.B7]+1)*[.F7]" office:value-type="float" office:value="115558.75">
            <text:p>115558.75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83">
            <text:p>483</text:p>
          </table:table-cell>
          <table:table-cell table:style-name="ce4" table:formula="of:=QUOTIENT([.C8];2)+SIGN(MOD([.C8];2))" office:value-type="float" office:value="242">
            <text:p>242</text:p>
          </table:table-cell>
          <table:table-cell table:style-name="ce2" office:value-type="float" office:value="1.25">
            <text:p>1.25</text:p>
          </table:table-cell>
          <table:table-cell table:style-name="ce2" table:formula="of:=[.C8]*[.E8]" office:value-type="float" office:value="603.75">
            <text:p>603.75</text:p>
          </table:table-cell>
          <table:table-cell table:style-name="ce2" table:formula="of:=([.B8]+1)*[.F8]" office:value-type="float" office:value="54941.25">
            <text:p>54941.25</text:p>
          </table:table-cell>
          <table:table-cell table:style-name="ce2" table:number-columns-repeated="1017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259">
            <text:p>1259</text:p>
          </table:table-cell>
          <table:table-cell table:style-name="ce5" table:formula="of:=QUOTIENT([.C9];2)+SIGN(MOD([.C9];2))" office:value-type="float" office:value="630">
            <text:p>630</text:p>
          </table:table-cell>
          <table:table-cell table:style-name="ce3" office:value-type="float" office:value="1.25">
            <text:p>1.25</text:p>
          </table:table-cell>
          <table:table-cell table:style-name="ce3" table:formula="of:=[.C9]*[.E9]" office:value-type="float" office:value="1573.75">
            <text:p>1573.75</text:p>
          </table:table-cell>
          <table:table-cell table:style-name="ce3" table:formula="of:=([.B9]+1)*[.F9]" office:value-type="float" office:value="25180">
            <text:p>25180</text:p>
          </table:table-cell>
          <table:table-cell table:style-name="ce3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xi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02/14/2011</text:date>, <text:time>01:2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3T21:49:17</meta:creation-date>
    <dc:date>2011-02-14T01:29:28</dc:date>
    <meta:editing-duration>PT02H00M38S</meta:editing-duration>
    <meta:editing-cycles>7</meta:editing-cycles>
    <meta:generator>OpenOffice.org/3.2$Unix OpenOffice.org_project/320m19$Build-9505</meta:generator>
    <meta:document-statistic meta:table-count="1" meta:cell-count="63" meta:object-count="0"/>
  </office:meta>
</office:document-meta>
</file>